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B0674A8DA7.png" manifest:media-type="image/png"/>
  <manifest:file-entry manifest:full-path="Pictures/1000000000000780000004B0E01DE46E.png" manifest:media-type="image/png"/>
  <manifest:file-entry manifest:full-path="Pictures/1000000000000780000004B0CA55FA8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8.37cm, 8.493cm, 9.209cm, 0cm)" draw:image-opacity="100%" style:mirror="none"/>
    </style:style>
    <style:style style:name="gr2" style:family="graphic" style:parent-style-name="standard">
      <style:graphic-properties draw:stroke="solid" svg:stroke-width="0.203cm" draw:fill="none" draw:textarea-horizontal-align="justify" draw:textarea-vertical-align="middle" draw:auto-grow-height="false" fo:padding-top="0.226cm" fo:padding-bottom="0.226cm" fo:padding-left="0.351cm" fo:padding-right="0.351cm"/>
    </style:style>
    <style:style style:name="gr3" style:family="graphic" style:parent-style-name="standard">
      <style:graphic-properties draw:stroke="solid" svg:stroke-width="0.152cm" svg:stroke-color="#ffffff" draw:marker-start-width="0.124cm" draw:marker-end-width="0.124cm" draw:fill="none" draw:textarea-horizontal-align="justify" draw:textarea-vertical-align="middle" draw:auto-grow-height="false" fo:padding-top="0.201cm" fo:padding-bottom="0.201cm" fo:padding-left="0.326cm" fo:padding-right="0.326cm"/>
    </style:style>
    <style:style style:name="gr4" style:family="graphic" style:parent-style-name="standard">
      <style:graphic-properties draw:stroke="solid" svg:stroke-width="0.102cm" draw:marker-start-width="0.049cm" draw:marker-end-width="0.049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5" style:family="graphic" style:parent-style-name="objectwithoutfill">
      <style:graphic-properties draw:stroke="solid" svg:stroke-width="0.051cm" svg:stroke-color="#ff3333" draw:marker-start-width="0cm" draw:marker-end="Arrow" draw:marker-end-width="0.382cm" draw:fill="solid" draw:fill-color="#ff3333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draw:stroke="solid" svg:stroke-width="0.051cm" svg:stroke-color="#ccff00" draw:marker-start-width="0cm" draw:marker-end="Arrow" draw:marker-end-width="0.382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width="0.203cm" svg:stroke-color="#000000" draw:fill="none" draw:fill-color="#ffffff" fo:min-height="1.27cm" fo:padding-top="0.226cm" fo:padding-bottom="0.226cm" fo:padding-left="0.351cm" fo:padding-right="0.351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4.959cm, 12.682cm, 0cm)" draw:image-opacity="100%" style:mirror="none"/>
    </style:style>
    <style:style style:name="gr9" style:family="graphic" style:parent-style-name="standard">
      <style:graphic-properties draw:stroke="solid" svg:stroke-width="0.102cm" svg:stroke-color="#660066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10" style:family="graphic" style:parent-style-name="standard">
      <style:graphic-properties draw:stroke="solid" svg:stroke-width="0.102cm" svg:stroke-color="#ff420e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11" style:family="graphic" style:parent-style-name="standard">
      <style:graphic-properties draw:stroke="solid" svg:stroke-width="0.102cm" svg:stroke-color="#ffffff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12" style:family="graphic" style:parent-style-name="standard">
      <style:graphic-properties draw:stroke="solid" svg:stroke-width="0.102cm" svg:stroke-color="#729fcf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629cm, 26.898cm, 4.723cm, 2.759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color="#ff3333" fo:font-size="20pt" style:font-size-asian="20pt" style:font-size-complex="20pt"/>
    </style:style>
    <style:style style:name="P3" style:family="paragraph">
      <style:text-properties fo:color="#ccff00" fo:font-size="20pt" style:font-size-asian="20pt" style:font-size-complex="20pt"/>
    </style:style>
    <style:style style:name="P4" style:family="paragraph">
      <style:text-properties fo:color="#ffffff" fo:font-size="22pt" style:font-size-asian="22pt" style:font-size-complex="22pt"/>
    </style:style>
    <style:style style:name="P5" style:family="paragraph">
      <style:text-properties fo:color="#3399ff" fo:font-size="20pt" style:font-size-asian="20pt" style:font-size-complex="20pt"/>
    </style:style>
    <style:style style:name="T1" style:family="text">
      <style:text-properties fo:color="#ff3333" fo:font-size="20pt" style:font-size-asian="20pt" style:font-size-complex="20pt"/>
    </style:style>
    <style:style style:name="T2" style:family="text">
      <style:text-properties fo:color="#ccff00" fo:font-size="20pt" style:font-size-asian="20pt" style:font-size-complex="20pt"/>
    </style:style>
    <style:style style:name="T3" style:family="text">
      <style:text-properties fo:color="#ffffff" fo:font-size="22pt" style:font-size-asian="22pt" style:font-size-complex="22pt"/>
    </style:style>
    <style:style style:name="T4" style:family="text">
      <style:text-properties fo:color="#3399ff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305cm" svg:height="10.16cm" svg:x="0.111cm" svg:y="2.778cm">
          <draw:image xlink:href="Pictures/1000000000000780000004B0CA55FA86.png" xlink:type="simple" xlink:show="embed" xlink:actuate="onLoad">
            <text:p/>
          </draw:image>
        </draw:frame>
        <draw:custom-shape draw:style-name="gr2" draw:text-style-name="P1" draw:layer="layout" svg:width="12.7cm" svg:height="5.334cm" svg:x="12.303cm" svg:y="2.9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874cm" svg:height="0.889cm" svg:x="4.175cm" svg:y="3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59cm" svg:height="1.27cm" svg:x="12.43cm" svg:y="5.3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032cm" svg:height="1.27cm" svg:x="14.589cm" svg:y="5.3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032cm" svg:height="1.27cm" svg:x="16.621cm" svg:y="5.3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032cm" svg:height="1.27cm" svg:x="18.653cm" svg:y="5.3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032cm" svg:height="1.27cm" svg:x="20.685cm" svg:y="5.3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286cm" svg:height="1.27cm" svg:x="22.717cm" svg:y="5.318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0.779cm" svg:y1="5.572cm" svg:x2="12.049cm" svg:y2="5.572cm">
          <text:p/>
        </draw:line>
        <draw:line draw:style-name="gr6" draw:text-style-name="P1" draw:layer="layout" svg:x1="10.779cm" svg:y1="6.334cm" svg:x2="12.049cm" svg:y2="6.334cm">
          <text:p/>
        </draw:line>
        <draw:frame draw:style-name="gr7" draw:text-style-name="P2" draw:layer="layout" svg:width="2.794cm" svg:height="1.722cm" svg:x="4.937cm" svg:y="10.227cm">
          <draw:text-box>
            <text:p text:style-name="P2"><text:span text:style-name="T1">SDDO</text:span></text:p>
          </draw:text-box>
        </draw:frame>
        <draw:frame draw:style-name="gr7" draw:text-style-name="P3" draw:layer="layout" svg:width="8.763cm" svg:height="1.722cm" svg:x="4.937cm" svg:y="11.343cm">
          <draw:text-box>
            <text:p text:style-name="P3"><text:span text:style-name="T2">Command Out One Byte</text:span></text:p>
          </draw:text-box>
        </draw:frame>
        <draw:frame draw:style-name="gr7" draw:text-style-name="P4" draw:layer="layout" svg:width="9.017cm" svg:height="1.722cm" svg:x="4.937cm" svg:y="9.028cm">
          <draw:text-box>
            <text:p text:style-name="P4"><text:span text:style-name="T3">Wait 74 Clock Cycles</text:span></text:p>
          </draw:text-box>
        </draw:frame>
        <draw:frame draw:style-name="gr7" draw:text-style-name="P5" draw:layer="layout" svg:width="8.763cm" svg:height="1.722cm" svg:x="14.335cm" svg:y="11.314cm">
          <draw:text-box>
            <text:p text:style-name="P5"><text:span text:style-name="T4">Command[0] 6 Bytes</text:span></text:p>
          </draw:text-box>
        </draw:frame>
      </draw:page>
      <draw:page draw:name="page2" draw:style-name="dp1" draw:master-page-name="Default">
        <draw:frame draw:style-name="gr8" draw:text-style-name="P1" draw:layer="layout" svg:width="26.952cm" svg:height="12.402cm" svg:x="0.746cm" svg:y="2.651cm">
          <draw:image xlink:href="Pictures/1000000000000780000004B0E01DE46E.png" xlink:type="simple" xlink:show="embed" xlink:actuate="onLoad">
            <text:p/>
          </draw:image>
        </draw:frame>
        <draw:custom-shape draw:style-name="gr9" draw:text-style-name="P1" draw:layer="layout" svg:width="8.763cm" svg:height="2.286cm" svg:x="16.24cm" svg:y="7.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016cm" svg:height="1.27cm" svg:x="15.986cm" svg:y="5.95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762cm" svg:height="0.889cm" svg:x="25.13cm" svg:y="8.6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24cm" svg:height="1.143cm" svg:x="26.019cm" svg:y="8.493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frame draw:style-name="gr13" draw:text-style-name="P1" draw:layer="layout" svg:width="19.812cm" svg:height="16.691cm" svg:x="3.794cm" svg:y="3.359cm">
          <draw:image xlink:href="Pictures/1000000000000780000004B0674A8DA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entor Graphics</meta:initial-creator>
    <meta:creation-date>2015-12-08T03:05:09.435676507</meta:creation-date>
    <dc:date>2015-12-08T05:27:34.488824696</dc:date>
    <dc:creator>Mentor Graphics</dc:creator>
    <meta:editing-duration>PT2H7M14S</meta:editing-duration>
    <meta:editing-cycles>2</meta:editing-cycles>
    <meta:generator>LibreOffice/4.2.8.2$Linux_X86_64 LibreOffice_project/420$Build-2</meta:generator>
    <meta:document-statistic meta:object-count="21"/>
  </office:meta>
</office:document-meta>
</file>